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C00000038FB14995BF42D7B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0.182cm" fo:margin-left="-1.679cm" table:align="left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5.28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0.14cm" fo:margin-left="-1.637cm" table:align="left"/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7.163cm"/>
    </style:style>
    <style:style style:name="Table2.C" style:family="table-column">
      <style:table-column-properties style:column-width="2.201cm"/>
    </style:style>
    <style:style style:name="Table2.D" style:family="table-column">
      <style:table-column-properties style:column-width="5.944cm"/>
    </style:style>
    <style:style style:name="Table2.A1" style:family="table-cell">
      <style:table-cell-properties fo:padding="0.097cm" fo:border="none"/>
    </style:style>
    <style:style style:name="Table2.4" style:family="table-row">
      <style:table-row-properties style:min-row-height="0.721cm"/>
    </style:style>
    <style:style style:name="Table3" style:family="table">
      <style:table-properties style:width="20.354cm" fo:margin-left="-1.637cm" table:align="left"/>
    </style:style>
    <style:style style:name="Table3.A" style:family="table-column">
      <style:table-column-properties style:column-width="6.158cm"/>
    </style:style>
    <style:style style:name="Table3.B" style:family="table-column">
      <style:table-column-properties style:column-width="14.196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B2" style:family="table-cell">
      <style:table-cell-properties fo:padding="0.097cm" fo:border-left="none" fo:border-right="0.5pt solid #000000" fo:border-top="none" fo:border-bottom="none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none" fo:border-right="0.5pt solid #000000" fo:border-top="none" fo:border-bottom="0.5pt solid #000000"/>
    </style:style>
    <style:style style:name="Table5" style:family="table">
      <style:table-properties style:width="20.376cm" fo:margin-left="-1.658cm" table:align="left"/>
    </style:style>
    <style:style style:name="Table5.A" style:family="table-column">
      <style:table-column-properties style:column-width="2.395cm"/>
    </style:style>
    <style:style style:name="Table5.B" style:family="table-column">
      <style:table-column-properties style:column-width="2.799cm"/>
    </style:style>
    <style:style style:name="Table5.C" style:family="table-column">
      <style:table-column-properties style:column-width="2.203cm"/>
    </style:style>
    <style:style style:name="Table5.D" style:family="table-column">
      <style:table-column-properties style:column-width="1.903cm"/>
    </style:style>
    <style:style style:name="Table5.E" style:family="table-column">
      <style:table-column-properties style:column-width="2.394cm"/>
    </style:style>
    <style:style style:name="Table5.F" style:family="table-column">
      <style:table-column-properties style:column-width="3.207cm"/>
    </style:style>
    <style:style style:name="Table5.G" style:family="table-column">
      <style:table-column-properties style:column-width="1.99cm"/>
    </style:style>
    <style:style style:name="Table5.H" style:family="table-column">
      <style:table-column-properties style:column-width="3.485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fo:padding="0.097cm" fo:border-left="0.5pt solid #000000" fo:border-right="none" fo:border-top="0.5pt solid #000000" fo:border-bottom="0.5pt solid #000000"/>
    </style:style>
    <style:style style:name="Table4" style:family="table">
      <style:table-properties style:width="20.398cm" fo:margin-left="-1.679cm" table:align="left"/>
    </style:style>
    <style:style style:name="Table4.A" style:family="table-column">
      <style:table-column-properties style:column-width="20.398cm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Header">
      <style:text-properties officeooo:rsid="0117a0e1" officeooo:paragraph-rsid="01718b3b"/>
    </style:style>
    <style:style style:name="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Verdana" fo:font-size="9pt" style:text-underline-style="none" fo:font-weight="normal" officeooo:rsid="015338df" officeooo:paragraph-rsid="015338df" style:font-name-asian="LiberationSans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9pt" style:text-underline-style="solid" style:text-underline-type="double" style:text-underline-width="auto" style:text-underline-color="font-color" fo:font-weight="normal" officeooo:rsid="010ed64d" officeooo:paragraph-rsid="0157e76f" style:font-name-asian="LiberationSans" style:font-size-asian="9pt" style:font-weight-asian="normal" style:font-name-complex="Tahoma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292" officeooo:paragraph-rsid="010ed29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6f092a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64d" officeooo:paragraph-rsid="010ed29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Verdana" fo:font-size="10pt" style:text-underline-style="none" fo:font-weight="normal" officeooo:rsid="015338df" officeooo:paragraph-rsid="01b8f4d0" style:font-name-asian="LiberationSans" style:font-size-asian="10pt" style:font-weight-asian="normal" style:font-name-complex="Tahoma" style:font-size-complex="10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-1.7cm" fo:margin-right="0cm" fo:text-align="start" style:justify-single-word="false" fo:text-indent="0cm" style:auto-text-indent="false" style:page-number="auto" fo:background-color="transparent"/>
      <style:text-properties fo:color="#2a6099" loext:opacity="100%" style:font-name="Verdana" fo:font-size="10pt" style:text-underline-style="none" fo:font-weight="bold" officeooo:rsid="010ed64d" officeooo:paragraph-rsid="0176b39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a6099" loext:opacity="100%" style:font-name="Verdana" fo:font-size="10pt" style:text-underline-style="none" fo:font-weight="bold" officeooo:rsid="010ed64d" officeooo:paragraph-rsid="010ed64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fo:color="#2a6099" loext:opacity="100%" style:font-name="Verdana" fo:font-size="10pt" style:text-underline-style="none" fo:font-weight="bold" officeooo:rsid="010ed64d" officeooo:paragraph-rsid="018a76d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10pt" style:text-underline-style="solid" style:text-underline-type="double" style:text-underline-width="auto" style:text-underline-color="font-color" fo:font-weight="normal" officeooo:rsid="010ed64d" officeooo:paragraph-rsid="01e25ffe" style:font-name-asian="LiberationSans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0ed29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24eba9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3d71bd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ae623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4212b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b106b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b8f4d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68514f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477cc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202766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c5738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b8f4d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f7f11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bce142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officeooo:rsid="01e038a4" officeooo:paragraph-rsid="01e038a4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0pt" officeooo:paragraph-rsid="01e038a4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10pt" officeooo:paragraph-rsid="0124eba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0pt" officeooo:rsid="01b8f4d0" officeooo:paragraph-rsid="01b8f4d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0pt" officeooo:rsid="0200b9ad" officeooo:paragraph-rsid="0200b9ad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10pt" officeooo:rsid="010ed64d" officeooo:paragraph-rsid="010ed64d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Verdana" fo:font-size="10pt" officeooo:rsid="010ed292" officeooo:paragraph-rsid="01b8f4d0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Verdana" fo:font-size="10pt" officeooo:rsid="010ed292" officeooo:paragraph-rsid="02142990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Verdana" fo:font-size="10pt" officeooo:rsid="01bb6a10" officeooo:paragraph-rsid="01bb6a1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color="#2a6099" loext:opacity="100%" style:font-name="Verdana" fo:font-size="10pt" officeooo:rsid="010ed64d" officeooo:paragraph-rsid="0126ba57" style:font-size-asian="10pt" style:font-size-complex="10pt"/>
    </style:style>
    <style:style style:name="T1" style:family="text">
      <style:text-properties fo:color="#2a6099" loext:opacity="100%" style:font-name="Verdan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10ed292"/>
    </style:style>
    <style:style style:name="T4" style:family="text">
      <style:text-properties style:text-underline-style="none" fo:font-weight="normal" style:font-name-asian="LiberationSans" style:font-weight-asian="normal" style:font-name-complex="Tahoma" style:font-weight-complex="normal"/>
    </style:style>
    <style:style style:name="T5" style:family="text">
      <style:text-properties fo:color="#000000" loext:opacity="100%" fo:font-weight="normal" officeooo:rsid="010ed292" style:font-weight-asian="normal" style:font-weight-complex="normal"/>
    </style:style>
    <style:style style:name="T6" style:family="text">
      <style:text-properties officeooo:rsid="01a6ccab"/>
    </style:style>
    <style:style style:name="T7" style:family="text">
      <style:text-properties officeooo:rsid="01d85a41"/>
    </style:style>
    <style:style style:name="T8" style:family="text">
      <style:text-properties officeooo:rsid="01fcdfd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<text:span text:style-name="T7">INVOICE</text:span> RECEIPT NOTE-<text:span text:style-name="T8">REGULAR</text:span></text:p>
      <table:table table:name="Table1" table:style-name="Table1">
        <table:table-column table:style-name="Table1.A"/>
        <table:table-column table:style-name="Table1.B"/>
        <table:table-row table:style-name="TableLine18655896096">
          <table:table-cell table:style-name="Table1.A1" office:value-type="string">
            <text:p text:style-name="P16">Vendor Name</text:p>
          </table:table-cell>
          <table:table-cell table:style-name="Table1.A1" office:value-type="string">
            <text:p text:style-name="P31">: <text:placeholder text:placeholder-type="text">&lt;o.partner_id.name&gt;</text:placeholder></text:p>
          </table:table-cell>
        </table:table-row>
        <table:table-row table:style-name="TableLine4839810080">
          <table:table-cell table:style-name="Table1.A1" office:value-type="string">
            <text:p text:style-name="P30">Estate Name</text:p>
          </table:table-cell>
          <table:table-cell table:style-name="Table1.A1" office:value-type="string">
            <text:p text:style-name="P32">: <text:placeholder text:placeholder-type="text">&lt;o.partner_id.estate_name&gt;</text:placeholder></text:p>
          </table:table-cell>
        </table:table-row>
        <table:table-row table:style-name="TableLine4839621792">
          <table:table-cell table:style-name="Table1.A1" office:value-type="string">
            <text:p text:style-name="P16">Vendor Address</text:p>
          </table:table-cell>
          <table:table-cell table:style-name="Table1.A1" office:value-type="string">
            <text:p text:style-name="P33">: <text:span text:style-name="T4"><text:placeholder text:placeholder-type="text">&lt;get_address(o.partner_id)&gt;</text:placeholder></text:span></text:p>
          </table:table-cell>
        </table:table-row>
        <table:table-row table:style-name="TableLine4839585152">
          <table:table-cell table:style-name="Table1.A1" office:value-type="string">
            <text:p text:style-name="P16">GSTIN Number</text:p>
          </table:table-cell>
          <table:table-cell table:style-name="Table1.A1" office:value-type="string">
            <text:p text:style-name="P33">: <text:placeholder text:placeholder-type="text">&lt;o.partner_id.vat&gt;</text:placeholder></text:p>
          </table:table-cell>
        </table:table-row>
        <table:table-row table:style-name="TableLine4839558496">
          <table:table-cell table:style-name="Table1.A1" office:value-type="string">
            <text:p text:style-name="P16">PAN Number</text:p>
          </table:table-cell>
          <table:table-cell table:style-name="Table1.A1" office:value-type="string">
            <text:p text:style-name="P33">: <text:placeholder text:placeholder-type="text">&lt;o.partner_id.pan_number&gt;</text:placeholder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4839287728">
          <table:table-cell table:style-name="Table2.A1" office:value-type="string">
            <text:p text:style-name="P17">GRN Number</text:p>
          </table:table-cell>
          <table:table-cell table:style-name="Table2.A1" office:value-type="string">
            <text:p text:style-name="P19">: <text:placeholder text:placeholder-type="text">&lt;o.name&gt;</text:placeholder></text:p>
          </table:table-cell>
          <table:table-cell table:style-name="Table2.A1" office:value-type="string">
            <text:p text:style-name="P17">GRN Date</text:p>
          </table:table-cell>
          <table:table-cell table:style-name="Table2.A1" office:value-type="string">
            <text:p text:style-name="P19">: <text:placeholder text:placeholder-type="text">&lt;get_date(o.date_done)&gt;</text:placeholder></text:p>
          </table:table-cell>
        </table:table-row>
        <table:table-row table:style-name="TableLine18655675296">
          <table:table-cell table:style-name="Table2.A1" office:value-type="string">
            <text:p text:style-name="P18">DR Number</text:p>
          </table:table-cell>
          <table:table-cell table:style-name="Table2.A1" office:value-type="string">
            <text:p text:style-name="P19">: <text:span text:style-name="T4"><text:placeholder text:placeholder-type="text">&lt;get_dr(o)[0]&gt;</text:placeholder></text:span></text:p>
          </table:table-cell>
          <table:table-cell table:style-name="Table2.A1" office:value-type="string">
            <text:p text:style-name="P20">DR Date</text:p>
          </table:table-cell>
          <table:table-cell table:style-name="Table2.A1" office:value-type="string">
            <text:p text:style-name="P19">: <text:span text:style-name="T4"><text:placeholder text:placeholder-type="text">&lt;get_dr(o)[1]&gt;</text:placeholder></text:span></text:p>
          </table:table-cell>
        </table:table-row>
        <table:table-row table:style-name="TableLine18655570160">
          <table:table-cell table:style-name="Table2.A1" office:value-type="string">
            <text:p text:style-name="P17">Type of Coffee</text:p>
          </table:table-cell>
          <table:table-cell table:style-name="Table2.A1" office:value-type="string">
            <text:p text:style-name="P19">: <text:placeholder text:placeholder-type="text">&lt;o.product_id.display_wb&gt;</text:placeholder></text:p>
          </table:table-cell>
          <table:table-cell table:style-name="Table2.A1" office:value-type="string">
            <text:p text:style-name="P17">HSN Code</text:p>
          </table:table-cell>
          <table:table-cell table:style-name="Table2.A1" office:value-type="string">
            <text:p text:style-name="P19">: <text:placeholder text:placeholder-type="text">&lt;o.product_id.l10n_in_hsn_code&gt;</text:placeholder></text:p>
          </table:table-cell>
        </table:table-row>
        <table:table-row table:style-name="Table2.4">
          <table:table-cell table:style-name="Table2.A1" office:value-type="string">
            <text:p text:style-name="P17">Truck Number</text:p>
          </table:table-cell>
          <table:table-cell table:style-name="Table2.A1" office:value-type="string">
            <text:p text:style-name="P19">: <text:placeholder text:placeholder-type="text">&lt;o.vehicle_no&gt;</text:placeholder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Line18655595856">
          <table:table-cell table:style-name="Table3.A1" table:number-columns-spanned="2" office:value-type="string">
            <text:p text:style-name="P26">WEIGHT DETAILS</text:p>
          </table:table-cell>
          <table:covered-table-cell/>
        </table:table-row>
        <table:table-row table:style-name="TableLine18655731280">
          <table:table-cell table:style-name="Table3.A2" office:value-type="string">
            <text:p text:style-name="P17">No of Bags</text:p>
          </table:table-cell>
          <table:table-cell table:style-name="Table3.B2" office:value-type="string">
            <text:p text:style-name="P21">: <text:placeholder text:placeholder-type="text">&lt;int(o.total_bag)&gt;</text:placeholder></text:p>
          </table:table-cell>
        </table:table-row>
        <table:table-row table:style-name="TableLine4839775888">
          <table:table-cell table:style-name="Table3.A2" office:value-type="string">
            <text:p text:style-name="P17">Packing Mode</text:p>
          </table:table-cell>
          <table:table-cell table:style-name="Table3.B2" office:value-type="string">
            <text:p text:style-name="P21">: <text:placeholder text:placeholder-type="text">&lt;o.packing_id.name&gt;</text:placeholder></text:p>
          </table:table-cell>
        </table:table-row>
        <table:table-row table:style-name="TableLine18656175824">
          <table:table-cell table:style-name="Table3.A2" office:value-type="string">
            <text:p text:style-name="P17">Warehouse</text:p>
          </table:table-cell>
          <table:table-cell table:style-name="Table3.B2" office:value-type="string">
            <text:p text:style-name="P22">: <text:placeholder text:placeholder-type="text">&lt;o.warehouse_id.name&gt;</text:placeholder></text:p>
          </table:table-cell>
        </table:table-row>
        <table:table-row table:style-name="TableLine4839974432">
          <table:table-cell table:style-name="Table3.A2" office:value-type="string">
            <text:p text:style-name="P17">Zone</text:p>
          </table:table-cell>
          <table:table-cell table:style-name="Table3.B2" office:value-type="string">
            <text:p text:style-name="P22">: <text:placeholder text:placeholder-type="text">&lt;o.zone_id.name&gt;</text:placeholder></text:p>
          </table:table-cell>
        </table:table-row>
        <table:table-row table:style-name="TableLine18655568976">
          <table:table-cell table:style-name="Table3.A2" office:value-type="string">
            <text:p text:style-name="P23">Net Delivery Weight</text:p>
          </table:table-cell>
          <table:table-cell table:style-name="Table3.B2" office:value-type="string">
            <text:p text:style-name="P21">: <text:placeholder text:placeholder-type="text">&lt;'{:,}'.format(int(o.total_init_qty))&gt;</text:placeholder></text:p>
          </table:table-cell>
        </table:table-row>
        <table:table-row table:style-name="TableLine18655852400">
          <table:table-cell table:style-name="Table3.A2" office:value-type="string">
            <text:p text:style-name="P24">Quantity Adjustment </text:p>
          </table:table-cell>
          <table:table-cell table:style-name="Table3.B2" office:value-type="string">
            <text:p text:style-name="P21">: <text:placeholder text:placeholder-type="text">&lt;'{:,}'.format(int(o.total_init_qty - o.total_qty))&gt;</text:placeholder></text:p>
          </table:table-cell>
        </table:table-row>
        <table:table-row table:style-name="TableLine18655852672">
          <table:table-cell table:style-name="Table3.A8" office:value-type="string">
            <text:p text:style-name="P24">Final Weight</text:p>
          </table:table-cell>
          <table:table-cell table:style-name="Table3.B8" office:value-type="string">
            <text:p text:style-name="P21">: <text:placeholder text:placeholder-type="text">&lt;'{:,}'.format(int(o.total_qty))&gt;</text:placeholder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8656017312">
          <table:table-cell table:style-name="Table5.A1" table:number-columns-spanned="8" office:value-type="string">
            <text:p text:style-name="P34">Purchase Contract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656198272">
          <table:table-cell table:style-name="Table5.A2" office:value-type="string">
            <text:p text:style-name="P34">Contract No</text:p>
          </table:table-cell>
          <table:table-cell table:style-name="Table5.A2" office:value-type="string">
            <text:p text:style-name="P34">Date</text:p>
          </table:table-cell>
          <table:table-cell table:style-name="Table5.A2" office:value-type="string">
            <text:p text:style-name="P35">No of Kgs Allocated</text:p>
          </table:table-cell>
          <table:table-cell table:style-name="Table5.A2" office:value-type="string">
            <text:p text:style-name="P34">Price per Kg</text:p>
          </table:table-cell>
          <table:table-cell table:style-name="Table5.A2" office:value-type="string">
            <text:p text:style-name="P34">Rate per 50kg Bag</text:p>
          </table:table-cell>
          <table:table-cell table:style-name="Table5.A2" office:value-type="string">
            <text:p text:style-name="P34">Amount</text:p>
          </table:table-cell>
          <table:table-cell table:style-name="Table5.A2" office:value-type="string">
            <text:p text:style-name="P34">Tax Amount</text:p>
          </table:table-cell>
          <table:table-cell table:style-name="Table5.H2" office:value-type="string">
            <text:p text:style-name="P34">Grand Total</text:p>
          </table:table-cell>
        </table:table-row>
        <table:table-row table:style-name="TableLine18656165024">
          <table:table-cell table:style-name="Table5.H2" table:number-columns-spanned="8" office:value-type="string">
            <text:p text:style-name="P11"><text:placeholder text:placeholder-type="text">&lt;for each="line in get_contrac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656147328">
          <table:table-cell table:style-name="Table5.A2" office:value-type="string">
            <text:p text:style-name="P37"><text:placeholder text:placeholder-type="text">&lt;line.name&gt;</text:placeholder></text:p>
          </table:table-cell>
          <table:table-cell table:style-name="Table5.A2" office:value-type="string">
            <text:p text:style-name="P22"><text:placeholder text:placeholder-type="text">&lt;get_date(line.date_order)&gt;</text:placeholder></text:p>
          </table:table-cell>
          <table:table-cell table:style-name="Table5.A2" office:value-type="string">
            <text:p text:style-name="P25"><text:placeholder text:placeholder-type="text">&lt;"{:,.2f}".format(get_allocate_qty(o, line))&gt;</text:placeholder></text:p>
          </table:table-cell>
          <table:table-cell table:style-name="Table5.A2" office:value-type="string">
            <text:p text:style-name="P27"><text:placeholder text:placeholder-type="text">&lt;"{:,.2f}".format(line.relation_price_unit+line.premium)&gt;</text:placeholder></text:p>
          </table:table-cell>
          <table:table-cell table:style-name="Table5.A2" office:value-type="string">
            <text:p text:style-name="P27"><text:placeholder text:placeholder-type="text">&lt;"{:,.2f}".format(int(line.relation_price_unit*50))&gt;</text:placeholder></text:p>
          </table:table-cell>
          <table:table-cell table:style-name="Table5.A2" office:value-type="string">
            <text:p text:style-name="P27"><text:placeholder text:placeholder-type="text">&lt;"{:,.2f}".format(get_data_amount(line,o))&gt;</text:placeholder></text:p>
          </table:table-cell>
          <table:table-cell table:style-name="Table5.A2" office:value-type="string">
            <text:p text:style-name="P27"><text:placeholder text:placeholder-type="text">&lt;"{:,.2f}".format(line.amount_tax)&gt;</text:placeholder></text:p>
          </table:table-cell>
          <table:table-cell table:style-name="Table5.H2" office:value-type="string">
            <text:p text:style-name="P28"><text:placeholder text:placeholder-type="text">&lt;"{:,.2f}".format(get_data_amount(line,o))&gt;</text:placeholder></text:p>
          </table:table-cell>
        </table:table-row>
        <table:table-row table:style-name="TableLine18656147600">
          <table:table-cell table:style-name="Table5.H2" table:number-columns-spanned="8" office:value-type="string">
            <text:p text:style-name="P15"><text:placeholder text:placeholder-type="text">&lt;/for&gt;</text:placeholder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656147872">
          <table:table-cell table:style-name="Table5.A6" office:value-type="string">
            <text:p text:style-name="P39">Total:</text:p>
          </table:table-cell>
          <table:table-cell table:style-name="Table5.A6" office:value-type="string">
            <text:p text:style-name="P39"/>
          </table:table-cell>
          <table:table-cell table:style-name="Table5.A6" office:value-type="string">
            <text:p text:style-name="P38"><text:placeholder text:placeholder-type="text">&lt;"{:,.2f}".format(get_total_allocate_qty(o))&gt;</text:placeholder></text:p>
          </table:table-cell>
          <table:table-cell table:style-name="Table5.A6" office:value-type="string">
            <text:p text:style-name="P39"/>
          </table:table-cell>
          <table:table-cell table:style-name="Table5.A6" office:value-type="string">
            <text:p text:style-name="P39"/>
          </table:table-cell>
          <table:table-cell table:style-name="Table5.A6" office:value-type="string">
            <text:p text:style-name="P29"><text:placeholder text:placeholder-type="text">&lt;"{:,.2f}".format(get_total_amount(o)[0])&gt;</text:placeholder></text:p>
          </table:table-cell>
          <table:table-cell table:style-name="Table5.A6" office:value-type="string">
            <text:p text:style-name="P29"><text:placeholder text:placeholder-type="text">&lt;"{:,.2f}".format(get_total_amount(o)[1])&gt;</text:placeholder></text:p>
          </table:table-cell>
          <table:table-cell table:style-name="Table5.A1" office:value-type="string">
            <text:p text:style-name="P29"><text:placeholder text:placeholder-type="text">&lt;"{:,.2f}".format(get_total_amount(o)[2])&gt;</text:placeholder></text:p>
          </table:table-cell>
        </table:table-row>
      </table:table>
      <text:p text:style-name="P10"/>
      <text:p text:style-name="P12">Amount in Words: <text:span text:style-name="T5"><text:placeholder text:placeholder-type="text">&lt;currency_to_text_india(get_total_amount(o)[2])&gt;</text:placeholder></text:span></text:p>
      <table:table table:name="Table4" table:style-name="Table4">
        <table:table-column table:style-name="Table4.A"/>
        <table:table-row table:style-name="TableLine18656152144">
          <table:table-cell table:style-name="Table4.A1" office:value-type="string">
            <text:p text:style-name="P40">Remarks: <text:span text:style-name="T3"><text:placeholder text:placeholder-type="text">&lt;o.note&gt;</text:placeholder></text:span></text:p>
            <text:p text:style-name="P36"/>
            <text:p text:style-name="P36"><text:soft-page-break/></text:p>
            <text:p text:style-name="P36"/>
          </table:table-cell>
        </table:table-row>
      </table:table>
      <text:p text:style-name="P13"/>
      <text:p text:style-name="P7"/>
      <text:p text:style-name="P8"><text:tab/></text:p>
      <text:p text:style-name="P7"/>
      <text:p text:style-name="P7"/>
      <text:p text:style-name="P7"/>
      <text:p text:style-name="P9"/>
      <text:p text:style-name="P14">Entered By<text:tab/>Verified By<text:tab/>Authorized B<text:span text:style-name="T6">y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7a0e1" officeooo:paragraph-rsid="01718b3b"/>
    </style:style>
    <style:style style:name="M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M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MT1" style:family="text">
      <style:text-properties fo:color="#2a6099" loext:opacity="100%" style:font-name="Verdana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.399cm" fo:margin-bottom="0.064cm" fo:margin-left="2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9cm" fo:margin-left="0cm" fo:margin-right="0cm" fo:margin-bottom="0.499cm" fo:background-color="transparent" draw:fill="none" draw:fill-color="#729fcf"/>
      </style:header-style>
      <style:footer-style>
        <style:header-footer-properties svg:height="2.2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1.245cm" svg:y="-0.198cm" svg:width="5.791cm" svg:height="1.591cm" draw:z-index="1"><draw:image xlink:href="Pictures/10000001000000CC00000038FB14995BF42D7BA1.png" xlink:type="simple" xlink:show="embed" xlink:actuate="onLoad" draw:mime-type="image/png"/></draw:frame><text:line-break/><text:tab/> <text:span text:style-name="MT1">SUCDEN COFFEE INDIA PRIVATE LIMITED</text:span></text:p>
      </style:header>
      <style:footer>
        <text:p text:style-name="MP2">Registered Office: Sucden Coffee India Private Limited| No.10/1, Vanaraveera Sankirna| <text:span text:style-name="MT2">5th Cross, 9th</text:span> A Main| Jayanagar <text:span text:style-name="MT2">2nd </text:span>Block|Bangalore 560011 | CIN U7220KA2000PTC026767 |GSTIN:29AABCN4066F1ZG| PAN AABCN4066F</text:p>
        <text:p text:style-name="MP3">Factory: Sucden Coffee India Private Limited|Post Box No.51|Plot No.23|KIADB Industrial Area|Kudloor|Kushalnagar|<text:line-break/>Pin:571234 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7T11:24:03.213951690</meta:creation-date>
    <dc:date>2024-05-03T13:18:51.448888815</dc:date>
    <meta:editing-duration>PT10H11M52S</meta:editing-duration>
    <meta:editing-cycles>261</meta:editing-cycles>
    <meta:generator>LibreOffice/7.3.3.2$MacOSX_AARCH64 LibreOffice_project/d1d0ea68f081ee2800a922cac8f79445e4603348</meta:generator>
    <meta:document-statistic meta:table-count="5" meta:image-count="1" meta:object-count="0" meta:page-count="2" meta:paragraph-count="71" meta:word-count="181" meta:character-count="1898" meta:non-whitespace-character-count="1782"/>
  </office:meta>
</office:document-meta>
</file>